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7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8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6" style:family="paragraph">
      <loext:graphic-properties draw:fill="none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color="#000000" style:font-name="Liberation Serif" fo:font-size="6pt" style:font-size-asian="10pt" style:font-name-complex="DejaVuSans" style:font-size-complex="10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1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3.363cm">
          <text:p/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0.053cm" svg:height="0.054cm" svg:x="9.078cm" svg:y="5.24cm" svg:viewBox="0 0 54 55" svg:d="M27 55c7 0 14-3 19-8s8-12 8-20c0-7-3-14-8-19s-12-8-19-8-14 3-19 8c-4 5-8 12-8 19 0 8 4 15 8 20 5 5 12 8 19 8z">
          <text:p/>
        </draw:path>
        <draw:frame draw:style-name="gr4" draw:text-style-name="P5" draw:layer="layout" svg:width="0.226cm" svg:height="0.239cm" svg:x="8.994cm" svg:y="4.944cm">
          <draw:text-box>
            <text:p><text:span text:style-name="T3">S5</text:span></text:p>
          </draw:text-box>
        </draw:frame>
        <draw:path draw:style-name="gr3" draw:text-style-name="P4" draw:layer="layout" svg:width="0.052cm" svg:height="0.054cm" svg:x="6.933cm" svg:y="4.535cm" svg:viewBox="0 0 53 55" svg:d="M27 55c7 0 14-3 19-8 5-6 7-12 7-20 0-7-2-14-7-19s-12-8-19-8c-8 0-14 3-19 8s-8 12-8 19c0 8 3 14 8 20 5 5 11 8 19 8z">
          <text:p/>
        </draw:path>
        <draw:frame draw:style-name="gr4" draw:text-style-name="P5" draw:layer="layout" svg:width="0.226cm" svg:height="0.239cm" svg:x="6.845cm" svg:y="4.225cm">
          <draw:text-box>
            <text:p><text:span text:style-name="T3">S4</text:span></text:p>
          </draw:text-box>
        </draw:frame>
        <draw:path draw:style-name="gr3" draw:text-style-name="P4" draw:layer="layout" svg:width="0.053cm" svg:height="0.054cm" svg:x="8.077cm" svg:y="4.097cm" svg:viewBox="0 0 54 55" svg:d="M27 55c7 0 14-3 19-8 5-6 8-12 8-20 0-7-3-14-8-19s-12-8-19-8-14 3-19 8-8 12-8 19c0 8 3 14 8 20 5 5 12 8 19 8z">
          <text:p/>
        </draw:path>
        <draw:frame draw:style-name="gr4" draw:text-style-name="P5" draw:layer="layout" svg:width="0.226cm" svg:height="0.239cm" svg:x="7.987cm" svg:y="3.8cm">
          <draw:text-box>
            <text:p><text:span text:style-name="T3">S3</text:span></text:p>
          </draw:text-box>
        </draw:frame>
        <draw:path draw:style-name="gr3" draw:text-style-name="P4" draw:layer="layout" svg:width="0.053cm" svg:height="0.054cm" svg:x="7.515cm" svg:y="2.691cm" svg:viewBox="0 0 54 55" svg:d="M27 55c7 0 14-2 19-7 5-6 8-13 8-21 0-7-3-14-8-19s-12-8-19-8-14 3-19 8-8 12-8 19c0 8 3 15 8 21 5 5 12 7 19 7z">
          <text:p/>
        </draw:path>
        <draw:frame draw:style-name="gr4" draw:text-style-name="P5" draw:layer="layout" svg:width="0.226cm" svg:height="0.239cm" svg:x="7.429cm" svg:y="2.385cm">
          <draw:text-box>
            <text:p><text:span text:style-name="T3">S2</text:span></text:p>
          </draw:text-box>
        </draw:frame>
        <draw:g>
          <draw:polygon draw:style-name="gr5" draw:text-style-name="P4" draw:layer="layout" svg:width="0cm" svg:height="0.063cm" svg:x="5.891cm" svg:y="6.604cm" svg:viewBox="0 0 0 64" draw:points="0,0 0,64">
            <text:p/>
          </draw:polygon>
          <draw:line draw:style-name="gr6" draw:text-style-name="P6" draw:layer="layout" svg:x1="5.891cm" svg:y1="6.604cm" svg:x2="5.891cm" svg:y2="6.668cm">
            <text:p/>
          </draw:line>
          <draw:polygon draw:style-name="gr5" draw:text-style-name="P4" draw:layer="layout" svg:width="0cm" svg:height="0.063cm" svg:x="6.913cm" svg:y="6.604cm" svg:viewBox="0 0 0 64" draw:points="0,0 0,64">
            <text:p/>
          </draw:polygon>
          <draw:line draw:style-name="gr6" draw:text-style-name="P6" draw:layer="layout" svg:x1="6.913cm" svg:y1="6.604cm" svg:x2="6.913cm" svg:y2="6.668cm">
            <text:p/>
          </draw:line>
          <draw:frame draw:style-name="gr7" draw:text-style-name="P8" draw:layer="layout" svg:width="0.76cm" svg:height="0.537cm" svg:x="5.753cm" svg:y="6.805cm">
            <draw:text-box>
              <text:p text:style-name="P7"><text:span text:style-name="T4">0.0</text:span></text:p>
            </draw:text-box>
          </draw:frame>
          <draw:polygon draw:style-name="gr5" draw:text-style-name="P4" draw:layer="layout" svg:width="0cm" svg:height="0.063cm" svg:x="7.935cm" svg:y="6.604cm" svg:viewBox="0 0 0 64" draw:points="0,0 0,64">
            <text:p/>
          </draw:polygon>
          <draw:line draw:style-name="gr6" draw:text-style-name="P6" draw:layer="layout" svg:x1="7.935cm" svg:y1="6.604cm" svg:x2="7.935cm" svg:y2="6.668cm">
            <text:p/>
          </draw:line>
          <draw:frame draw:style-name="gr8" draw:text-style-name="P8" draw:layer="layout" svg:width="0.759cm" svg:height="0.537cm" svg:x="6.773cm" svg:y="6.805cm">
            <draw:text-box>
              <text:p text:style-name="P7"><text:span text:style-name="T4">0.2</text:span></text:p>
            </draw:text-box>
          </draw:frame>
          <draw:polygon draw:style-name="gr5" draw:text-style-name="P4" draw:layer="layout" svg:width="0cm" svg:height="0.063cm" svg:x="8.956cm" svg:y="6.604cm" svg:viewBox="0 0 0 64" draw:points="0,0 0,64">
            <text:p/>
          </draw:polygon>
          <draw:line draw:style-name="gr6" draw:text-style-name="P6" draw:layer="layout" svg:x1="8.956cm" svg:y1="6.604cm" svg:x2="8.956cm" svg:y2="6.668cm">
            <text:p/>
          </draw:line>
          <draw:frame draw:style-name="gr9" draw:text-style-name="P8" draw:layer="layout" svg:width="0.758cm" svg:height="0.537cm" svg:x="7.796cm" svg:y="6.805cm">
            <draw:text-box>
              <text:p text:style-name="P7"><text:span text:style-name="T4">0.4</text:span></text:p>
            </draw:text-box>
          </draw:frame>
          <draw:polygon draw:style-name="gr5" draw:text-style-name="P4" draw:layer="layout" svg:width="0cm" svg:height="0.063cm" svg:x="9.978cm" svg:y="6.604cm" svg:viewBox="0 0 0 64" draw:points="0,0 0,64">
            <text:p/>
          </draw:polygon>
          <draw:line draw:style-name="gr6" draw:text-style-name="P6" draw:layer="layout" svg:x1="9.978cm" svg:y1="6.604cm" svg:x2="9.978cm" svg:y2="6.668cm">
            <text:p/>
          </draw:line>
          <draw:frame draw:style-name="gr10" draw:text-style-name="P8" draw:layer="layout" svg:width="0.761cm" svg:height="0.537cm" svg:x="8.815cm" svg:y="6.805cm">
            <draw:text-box>
              <text:p text:style-name="P7"><text:span text:style-name="T4">0.6</text:span></text:p>
            </draw:text-box>
          </draw:frame>
          <draw:polygon draw:style-name="gr5" draw:text-style-name="P4" draw:layer="layout" svg:width="0.061cm" svg:height="0cm" svg:x="5.574cm" svg:y="6.355cm" svg:viewBox="0 0 62 0" draw:points="62,0 0,0">
            <text:p/>
          </draw:polygon>
          <draw:line draw:style-name="gr6" draw:text-style-name="P6" draw:layer="layout" svg:x1="5.636cm" svg:y1="6.355cm" svg:x2="5.574cm" svg:y2="6.355cm">
            <text:p/>
          </draw:line>
          <draw:frame draw:style-name="gr11" draw:text-style-name="P8" draw:layer="layout" svg:width="0.757cm" svg:height="0.537cm" svg:x="9.84cm" svg:y="6.805cm">
            <draw:text-box>
              <text:p text:style-name="P7"><text:span text:style-name="T4">0.8 m </text:span></text:p>
            </draw:text-box>
          </draw:frame>
          <draw:polygon draw:style-name="gr5" draw:text-style-name="P4" draw:layer="layout" svg:width="0.061cm" svg:height="0cm" svg:x="5.574cm" svg:y="5.362cm" svg:viewBox="0 0 62 0" draw:points="62,0 0,0">
            <text:p/>
          </draw:polygon>
          <draw:line draw:style-name="gr6" draw:text-style-name="P6" draw:layer="layout" svg:x1="5.636cm" svg:y1="5.362cm" svg:x2="5.574cm" svg:y2="5.362cm">
            <text:p/>
          </draw:line>
          <draw:frame draw:style-name="gr12" draw:text-style-name="P8" draw:layer="layout" svg:width="0.357cm" svg:height="0.239cm" svg:x="5.231cm" svg:y="6.255cm">
            <draw:text-box>
              <text:p text:style-name="P7"><text:span text:style-name="T4">0.0</text:span></text:p>
            </draw:text-box>
          </draw:frame>
          <draw:polygon draw:style-name="gr5" draw:text-style-name="P4" draw:layer="layout" svg:width="0.061cm" svg:height="0cm" svg:x="5.574cm" svg:y="4.368cm" svg:viewBox="0 0 62 0" draw:points="62,0 0,0">
            <text:p/>
          </draw:polygon>
          <draw:line draw:style-name="gr6" draw:text-style-name="P6" draw:layer="layout" svg:x1="5.636cm" svg:y1="4.368cm" svg:x2="5.574cm" svg:y2="4.368cm">
            <text:p/>
          </draw:line>
          <draw:frame draw:style-name="gr9" draw:text-style-name="P8" draw:layer="layout" svg:width="0.758cm" svg:height="0.537cm" svg:x="5.231cm" svg:y="5.264cm">
            <draw:text-box>
              <text:p text:style-name="P7"><text:span text:style-name="T4">0.2</text:span></text:p>
            </draw:text-box>
          </draw:frame>
          <draw:polygon draw:style-name="gr5" draw:text-style-name="P4" draw:layer="layout" svg:width="0.061cm" svg:height="0cm" svg:x="5.574cm" svg:y="3.374cm" svg:viewBox="0 0 62 0" draw:points="62,0 0,0">
            <text:p/>
          </draw:polygon>
          <draw:line draw:style-name="gr6" draw:text-style-name="P6" draw:layer="layout" svg:x1="5.636cm" svg:y1="3.374cm" svg:x2="5.574cm" svg:y2="3.374cm">
            <text:p/>
          </draw:line>
          <draw:frame draw:style-name="gr13" draw:text-style-name="P8" draw:layer="layout" svg:width="0.758cm" svg:height="0.54cm" svg:x="5.231cm" svg:y="4.267cm">
            <draw:text-box>
              <text:p text:style-name="P7"><text:span text:style-name="T4">0.4</text:span></text:p>
            </draw:text-box>
          </draw:frame>
          <draw:polygon draw:style-name="gr5" draw:text-style-name="P4" draw:layer="layout" svg:width="0.061cm" svg:height="0cm" svg:x="5.574cm" svg:y="2.381cm" svg:viewBox="0 0 62 0" draw:points="62,0 0,0">
            <text:p/>
          </draw:polygon>
          <draw:line draw:style-name="gr6" draw:text-style-name="P6" draw:layer="layout" svg:x1="5.636cm" svg:y1="2.381cm" svg:x2="5.574cm" svg:y2="2.381cm">
            <text:p/>
          </draw:line>
          <draw:frame draw:style-name="gr13" draw:text-style-name="P8" draw:layer="layout" svg:width="0.758cm" svg:height="0.54cm" svg:x="5.231cm" svg:y="3.274cm">
            <draw:text-box>
              <text:p text:style-name="P7"><text:span text:style-name="T4">0.6</text:span></text:p>
            </draw:text-box>
          </draw:frame>
          <draw:line draw:style-name="gr14" draw:text-style-name="P6" draw:layer="layout" svg:x1="5.636cm" svg:y1="6.604cm" svg:x2="5.636cm" svg:y2="1.871cm">
            <text:p/>
          </draw:line>
          <draw:line draw:style-name="gr14" draw:text-style-name="P6" draw:layer="layout" svg:x1="5.636cm" svg:y1="6.604cm" svg:x2="10.438cm" svg:y2="6.604cm">
            <text:p/>
          </draw:line>
          <draw:frame draw:style-name="gr15" draw:text-style-name="P8" draw:layer="layout" svg:width="0.758cm" svg:height="0.541cm" svg:x="5.231cm" svg:y="2.281cm">
            <draw:text-box>
              <text:p text:style-name="P7"><text:span text:style-name="T4">0.8</text:span></text:p>
            </draw:text-box>
          </draw:frame>
          <draw:frame draw:style-name="gr16" draw:text-style-name="P9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7" draw:text-style-name="P10" draw:layer="layout" svg:x1="5.896cm" svg:y1="2.945cm" svg:x2="10.441cm" svg:y2="2.945cm">
              <text:p text:style-name="P10"><text:span text:style-name="T3">0.866 m</text:span></text:p>
            </draw:measure>
            <draw:measure draw:style-name="gr18" draw:text-style-name="P10" draw:layer="layout" svg:x1="10.153cm" svg:y1="1.928cm" svg:x2="10.153cm" svg:y2="6.347cm">
              <text:p text:style-name="P10"/>
              <text:p text:style-name="P10"><text:span text:style-name="T3"/></text:p>
            </draw:measure>
            <draw:frame draw:style-name="gr19" draw:text-style-name="P12" draw:layer="layout" svg:width="0.595cm" svg:height="0.239cm" svg:x="10.505cm" svg:y="3.818cm">
              <draw:text-box>
                <text:p text:style-name="P11"><text:span text:style-name="T5">0.90 m</text:span></text:p>
              </draw:text-box>
            </draw:frame>
            <draw:line draw:style-name="gr20" draw:text-style-name="P6" draw:layer="layout" svg:x1="5.896cm" svg:y1="6.351cm" svg:x2="5.896cm" svg:y2="1.928cm">
              <text:p/>
            </draw:line>
            <draw:line draw:style-name="gr20" draw:text-style-name="P6" draw:layer="layout" svg:x1="10.448cm" svg:y1="6.351cm" svg:x2="10.448cm" svg:y2="1.928cm">
              <text:p/>
            </draw:line>
            <draw:line draw:style-name="gr20" draw:text-style-name="P6" draw:layer="layout" svg:x1="5.896cm" svg:y1="6.351cm" svg:x2="10.448cm" svg:y2="6.351cm">
              <text:p/>
            </draw:line>
            <draw:line draw:style-name="gr20" draw:text-style-name="P6" draw:layer="layout" svg:x1="5.896cm" svg:y1="1.928cm" svg:x2="10.448cm" svg:y2="1.928cm">
              <text:p/>
            </draw:line>
          </draw:g>
        </draw:g>
        <draw:path draw:style-name="gr3" draw:text-style-name="P4" draw:layer="layout" svg:width="0.053cm" svg:height="0.054cm" svg:x="10.008cm" svg:y="2.335cm" svg:viewBox="0 0 54 55" svg:d="M27 55c7 0 14-3 19-8s8-12 8-19-3-15-8-20-12-8-19-8-14 3-19 8-8 13-8 20 3 14 8 19 12 8 19 8z">
          <text:p/>
        </draw:path>
        <draw:frame draw:style-name="gr4" draw:text-style-name="P5" draw:layer="layout" svg:width="0.226cm" svg:height="0.239cm" svg:x="9.92cm" svg:y="2.018cm">
          <draw:text-box>
            <text:p><text:span text:style-name="T3">S1</text:span></text:p>
          </draw:text-box>
        </draw:frame>
        <draw:frame draw:style-name="gr21" draw:text-style-name="P13" draw:layer="layout" svg:width="12.192cm" svg:height="0.887cm" svg:x="0cm" svg:y="0.002cm">
          <draw:text-box>
            <text:p text:style-name="P11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3:19.404942854</dc:date>
    <meta:editing-duration>PT4H35M43S</meta:editing-duration>
    <meta:editing-cycles>76</meta:editing-cycles>
    <meta:document-statistic meta:object-count="55"/>
  </office:meta>
</office:document-meta>
</file>